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outline1">
      <style:graphic-properties draw:textarea-vertical-align="middle" fo:min-height="16.336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ndara" fo:text-shadow="1pt 1pt" fo:font-weight="bold" style:font-weight-asian="bold" style:font-weight-complex="bold"/>
    </style:style>
    <style:style style:name="P10" style:family="paragraph">
      <style:paragraph-properties fo:text-align="center"/>
      <style:text-properties style:font-name="Candara" fo:font-size="60pt" fo:text-shadow="1pt 1pt" fo:font-weight="bold" style:font-size-asian="60pt" style:font-weight-asian="bold" style:font-size-complex="60pt" style:font-weight-complex="bold"/>
    </style:style>
    <style:style style:name="P11" style:family="paragraph">
      <style:paragraph-properties fo:text-align="start"/>
      <style:text-properties fo:font-size="32pt"/>
    </style:style>
    <style:style style:name="P12" style:family="paragraph">
      <loext:graphic-properties draw:fill-color="#ffffff"/>
      <style:paragraph-properties fo:text-align="start"/>
      <style:text-properties style:font-name="Impact" fo:font-size="32pt" style:font-size-asian="32pt" style:font-size-complex="32pt"/>
    </style:style>
    <style:style style:name="P13" style:family="paragraph">
      <style:paragraph-properties fo:text-align="end"/>
      <style:text-properties fo:font-size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start"/>
      <style:text-properties style:font-name="Candara" fo:text-shadow="1pt 1pt" fo:font-weight="bold" style:font-weight-asian="bold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font-size="32pt" fo:text-shadow="1pt 1pt" fo:font-weight="bold" style:font-size-asian="32pt" style:font-weight-asian="bold" style:font-size-complex="32pt" style:font-weight-complex="bold"/>
    </style:style>
    <style:style style:name="T7" style:family="text">
      <style:text-properties style:font-name="Candara" fo:font-size="60pt" fo:text-shadow="1pt 1pt" fo:font-weight="bold" style:font-size-asian="60pt" style:font-weight-asian="bold" style:font-size-complex="60pt" style:font-weight-complex="bold"/>
    </style:style>
    <style:style style:name="T8" style:family="text">
      <style:text-properties style:font-name="Candara" fo:font-size="28pt" fo:text-shadow="1pt 1pt" fo:font-weight="bold" style:font-size-asian="28pt" style:font-weight-asian="bold" style:font-size-complex="28pt" style:font-weight-complex="bold"/>
    </style:style>
    <style:style style:name="T9" style:family="text">
      <style:text-properties style:font-name="Candara" fo:font-size="22pt" fo:text-shadow="1pt 1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PHP Moderno</text:span></text:p>
            <text:p><text:span text:style-name="T2">Ambiente de desenvolvimento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O que precisamos?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Do PHP 5.6 mais rescente rodando no console</text:span></text:p>
            <text:p text:style-name="P8"><text:span text:style-name="T6"/></text:p>
            <text:p text:style-name="P8"><text:span text:style-name="T6">Composer</text:span></text:p>
            <text:p text:style-name="P8"><text:span text:style-name="T6"/></text:p>
            <text:p text:style-name="P8"><text:span text:style-name="T6">Banco de Dados Mysql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7" draw:text-style-name="P10" draw:layer="layout" svg:width="25.199cm" svg:height="16.336cm" svg:x="1.401cm" svg:y="2.6cm" presentation:class="outline" presentation:user-transformed="true">
          <draw:text-box>
            <text:p text:style-name="P8"><text:span text:style-name="T7">Porque a versão mais recente?</text:span></text:p>
            <text:p text:style-name="P8"><text:span text:style-name="T8">Mas são vocês quem respondem!</text:span></text:p>
          </draw:text-box>
        </draw:frame>
        <draw:frame presentation:style-name="pr2" draw:text-style-name="P12" draw:layer="layout" svg:width="17.6cm" svg:height="1.4cm" svg:x="0.8cm" svg:y="0.6cm">
          <draw:text-box>
            <text:p text:style-name="P11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13"><text:span text:style-name="T4">Erik Figueire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Linux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Rode os comandos deste link:</text:span></text:p>
            <text:p text:style-name="P8"><text:span text:style-name="T9"><text:a xlink:href="https://gist.github.com/erikfig/5c2481e493f72011f8fb" xlink:type="simple">https://gist.github.com/erikfig/5c2481e493f72011f8fb</text:a></text:span></text:p>
          </draw:text-box>
        </draw:frame>
        <draw:frame presentation:style-name="pr2" draw:text-style-name="P12" draw:layer="layout" svg:width="17.6cm" svg:height="1.4cm" svg:x="0.8cm" svg:y="0.6cm">
          <draw:text-box>
            <text:p text:style-name="P11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13"><text:span text:style-name="T4">Erik Figueire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Windows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Baixe o PHP mais recente em</text:span></text:p>
            <text:p text:style-name="P8"><text:span text:style-name="T9"><text:a xlink:href="http://windows.php.net/download/" xlink:type="simple">http://windows.php.net/download/</text:a></text:span></text:p>
            <text:p text:style-name="P8"><text:span text:style-name="T9"/></text:p>
            <text:p text:style-name="P8"><text:span text:style-name="T6">Thread Safe X Non Thread Safe</text:span><text:span text:style-name="T6"><text:line-break/></text:span><text:span text:style-name="T9">Apache e CGI</text:span></text:p>
            <text:p text:style-name="P8"><text:span text:style-name="T6"/></text:p>
            <text:p text:style-name="P8"><text:span text:style-name="T6">Diretório de extensões</text:span></text:p>
            <text:p text:style-name="P8"><text:span text:style-name="T6"/></text:p>
          </draw:text-box>
        </draw:frame>
        <draw:frame presentation:style-name="pr2" draw:text-style-name="P12" draw:layer="layout" svg:width="17.6cm" svg:height="1.4cm" svg:x="0.8cm" svg:y="0.6cm">
          <draw:text-box>
            <text:p text:style-name="P11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13"><text:span text:style-name="T4">Erik Figueire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Editor usado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É apenas uma sugestao!</text:span></text:p>
            <text:p text:style-name="P8"><text:span text:style-name="T6"/></text:p>
            <text:p text:style-name="P8"><text:span text:style-name="T6">Uso Sublime Text 3</text:span><text:span text:style-name="T6"><text:line-break/></text:span><text:span text:style-name="T9">Aqui como deixar como o meu:</text:span><text:span text:style-name="T9"><text:line-break/></text:span><text:span text:style-name="T9"><text:a xlink:href="https://github.com/WebDevBr/MinhaBox/blob/master/SublimePlugins.md" xlink:type="simple">https://github.com/WebDevBr/MinhaBox/blob/master/SublimePlugins.md</text:a>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Links úteis</text:span></text:p>
          </draw:text-box>
        </draw:frame>
        <draw:frame presentation:style-name="pr5" draw:text-style-name="P15" draw:layer="layout" svg:width="25.199cm" svg:height="13.859cm" svg:x="1.4cm" svg:y="5.277cm" presentation:class="outline" presentation:user-transformed="true">
          <draw:text-box>
            <text:p text:style-name="P8"><text:span text:style-name="T9"><text:a xlink:href="https://github.com/WebDevBr/MinhaBox" xlink:type="simple">https://github.com/WebDevBr/MinhaBox</text:a></text:span></text:p>
            <text:p text:style-name="P8"><text:span text:style-name="T9"/></text:p>
            <text:p text:style-name="P8"><text:span text:style-name="T9"><text:a xlink:href="https://github.com/WebDevBr/MinhaBox/blob/master/SublimePlugins.md" xlink:type="simple">https://github.com/WebDevBr/MinhaBox/blob/master/SublimePlugins.md</text:a></text:span></text:p>
          </draw:text-box>
        </draw:frame>
        <draw:frame presentation:style-name="pr2" draw:text-style-name="P12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Livro</text:span></text:p>
          </draw:text-box>
        </draw:frame>
        <draw:frame presentation:style-name="pr5" draw:text-style-name="P15" draw:layer="layout" svg:width="25.199cm" svg:height="13.859cm" svg:x="1.4cm" svg:y="5.277cm" presentation:class="outline" presentation:user-transformed="true">
          <draw:text-box>
            <text:p text:style-name="P8"><text:span text:style-name="T9">Capítulo 10 – Instalando o PHP - Pag. 263</text:span></text:p>
          </draw:text-box>
        </draw:frame>
        <draw:frame presentation:style-name="pr2" draw:text-style-name="P12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2H36M28S</meta:editing-duration>
    <meta:editing-cycles>15</meta:editing-cycles>
    <dc:date>2015-08-26T18:02:52.307224012</dc:date>
    <meta:generator>LibreOffice/4.4.2.2$Linux_X86_64 LibreOffice_project/40m0$Build-2</meta:generator>
    <meta:document-statistic meta:object-count="67"/>
  </office:meta>
</office:document-meta>
</file>